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8EE5CA8A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fo:min-height="2.363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 style:list-style-name="L4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11.929cm"/>
    </style:style>
    <style:style style:name="P1" style:family="paragraph">
      <style:paragraph-properties fo:text-align="center"/>
      <style:text-properties fo:font-size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de" fo:country="D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199cm" svg:height="3.481cm" svg:x="1.4cm" svg:y="0.278cm" presentation:class="title" presentation:user-transformed="true">
          <draw:text-box>
            <text:p>Projekt zum Fach “Mikrocontroller-Anwendungen”</text:p>
          </draw:text-box>
        </draw:frame>
        <draw:frame presentation:style-name="pr2" draw:layer="layout" svg:width="25.2cm" svg:height="12.179cm" svg:x="1.4cm" svg:y="5.066cm" presentation:class="subtitle">
          <draw:text-box>
            <text:p>Akku-Aufbewhrungsstation</text:p>
            <text:p/>
            <text:p>Von</text:p>
            <text:p/>
            <text:p text:style-name="P1"><text:span text:style-name="T1">Andrej Lisnitzki und Martin Morcinietz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799cm" presentation:class="title">
          <draw:text-box>
            <text:p>Gliederung des Vortrag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<text:s/></text:span><text:span text:style-name="T2">Hintergrund</text:span> <text:span text:style-name="T2">einer</text:span> <text:span text:style-name="T2">Aufbewahrungsstation für </text:span>Akkus</text:p>
              </text:list-item>
              <text:list-item>
                <text:p><text:s/>Vorüberlegungen</text:p>
              </text:list-item>
              <text:list-item>
                <text:p><text:s/>Verwendete Hardware</text:p>
              </text:list-item>
              <text:list-item>
                <text:p><text:s/>Umsetzung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3.481cm" svg:x="1.4cm" svg:y="0.259cm" presentation:class="title" presentation:user-transformed="true">
          <draw:text-box>
            <text:list text:style-name="L1">
              <text:list-header>
                <text:p><text:span text:style-name="T2">Hintergrund</text:span> <text:span text:style-name="T2">einer</text:span> <text:span text:style-name="T2">Aufbewahrungsstation für </text:span>Akkus</text:p>
              </text:list-header>
            </text:list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Vermeidung von Tiefentladung durch Überwachung des Akkus</text:p>
              </text:list-item>
              <text:list-item>
                <text:p>Kontrolliertes Aufladen des Akkus bis zu einer einstellbaren Kapazität</text:p>
              </text:list-item>
              <text:list-item>
                <text:p>Möglichkeit einer Voreinstellung des Datums zu welchem der Akku geladen werden sol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799cm" presentation:class="title">
          <draw:text-box>
            <text:list text:style-name="L1">
              <text:list-header>
                <text:p>Vorüberlegungen</text:p>
              </text:list-header>
            </text:list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Wahl eines geeigneten Mikrocontrollers</text:p>
              </text:list-item>
              <text:list-item>
                <text:p>Entwurf einer geeigneten Ladeschaltung</text:p>
              </text:list-item>
              <text:list-item>
                <text:p>Darstellung / Visualisierung der Ausgaben</text:p>
              </text:list-item>
              <text:list-item>
                <text:p>Verwendung eines RTC</text:p>
              </text:list-item>
              <text:list-item>
                <text:p>Benutzereingaben durch Taster</text:p>
              </text:list-item>
              <text:list-item>
                <text:p>Software muss verschiedene Zustände besitz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2cm" svg:height="2.4cm" svg:x="1.4cm" svg:y="0.799cm" presentation:class="title">
          <draw:text-box>
            <text:list text:style-name="L1">
              <text:list-header>
                <text:p>Verwendete Hardware</text:p>
              </text:list-header>
            </text:list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Arduino Nano Entwicklungsplatine mit ATmel 328 Mikrocontroller</text:p>
              </text:list-item>
              <text:list-item>
                <text:p>16x2 LCD-Anzeige mit I²C-parallel-Umsetzer</text:p>
              </text:list-item>
              <text:list-item>
                <text:p>Digitaler Temperatursensor DS18B20</text:p>
              </text:list-item>
              <text:list-item>
                <text:p>Spannungsregler LM-317</text:p>
              </text:list-item>
              <text:list-item>
                <text:p>RTC DS3231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2cm" svg:height="2.4cm" svg:x="1.4cm" svg:y="0.799cm" presentation:class="title">
          <draw:text-box>
            <text:list text:style-name="L1">
              <text:list-header>
                <text:p>Umsetzung</text:p>
              </text:list-header>
            </text:list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Einstellung des Datums und der Kapazität </text:p>
              </text:list-item>
              <text:list-item>
                <text:p>Aufbewahrungsfunktion</text:p>
              </text:list-item>
              <text:list-item>
                <text:p>Zwei Ladestrategien 20mA / 100mA</text:p>
              </text:list-item>
              <text:list-item>
                <text:p>Temperaturberwachung des Akku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799cm" presentation:class="title" presentation:placeholder="true">
          <draw:text-box/>
        </draw:frame>
        <draw:frame presentation:style-name="pr7" draw:layer="layout" svg:width="25.2cm" svg:height="12.179cm" svg:x="1.4cm" svg:y="5.066cm" presentation:class="outline">
          <draw:text-box>
            <text:p/>
            <text:p/>
            <text:p/>
            <text:list text:style-name="L3">
              <text:list-header>
                <text:p text:style-name="P2">Vielen Dank für Ihre Aufmerksamkeit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style:text-autospace="none" style:writing-mode="lr-tb"/>
      <style:text-properties style:use-window-font-color="true" fo:language="de" fo:country="DE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351cm" fo:margin-bottom="0.37cm" fo:line-height="150%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normal" style:font-weight-complex="bold"/>
    </style:style>
    <style:style style:name="Überschrift_20_2" style:display-name="Überschrift 2" style:family="graphic">
      <style:paragraph-properties fo:margin-top="0.623cm" fo:margin-bottom="0.374cm" fo:line-height="150%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normal" style:font-weight-complex="bold"/>
    </style:style>
    <style:style style:name="Überschrift_20_3" style:display-name="Überschrift 3" style:family="graphic">
      <style:paragraph-properties fo:margin-top="0.436cm" fo:margin-bottom="0.374cm" fo:line-height="150%" style:text-autospace="none"/>
      <style:text-properties fo:color="#000000" style:font-name="Liberation Sans1" fo:font-family="'Liberation Sans', Arial" style:font-family-generic="swiss" style:font-pitch="variable" fo:font-size="14pt" fo:language="de" fo:country="DE" fo:font-weight="bold" style:font-name-asian="FreeSans" style:font-family-asian="FreeSans" style:font-family-generic-asian="swiss" style:font-pitch-asian="variable" style:font-size-asian="14pt" style:font-weight-asian="normal" style:font-weight-complex="bold"/>
    </style:style>
    <style:style style:name="Überschrift_20_4" style:display-name="Überschrift 4" style:family="graphic">
      <style:paragraph-properties fo:margin-top="0.746cm" fo:margin-bottom="0.374cm" fo:line-height="150%" style:text-autospace="none"/>
      <style:text-properties style:font-name="Liberation Sans1" fo:font-family="'Liberation Sans', Arial" style:font-family-generic="swiss" style:font-pitch="variable" fo:font-size="12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Nummerierungszeichen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1% 58%"/>
    </style:style>
    <style:style style:name="ListLabel_20_5" style:display-name="ListLabel 5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ListLabel_20_4" style:display-name="ListLabel 4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bold" style:letter-kerning="false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bold" style:text-emphasize="none"/>
    </style:style>
    <style:style style:name="ListLabel_20_3" style:display-name="ListLabel 3" style:family="graphic">
      <style:paragraph-properties style:text-autospace="none"/>
      <style:text-properties fo:color="#00000a" style:font-name-asian="Times New Roman" style:font-family-asian="'Times New Roman'" style:font-family-generic-asian="roman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name-asian="Arial" style:font-family-asian="Arial" style:font-family-generic-asian="swiss" style:font-pitch-asian="variable" style:font-style-asian="normal" style:font-weight-asian="normal" style:font-style-complex="normal" style:font-weight-complex="normal" style:text-emphasize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erzeichnissprung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ing" style:family="graphic">
      <style:paragraph-properties fo:margin-top="0.374cm" fo:margin-bottom="0.374cm" fo:line-height="150%" fo:text-align="start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Beschriftung" style:family="graphic">
      <style:paragraph-properties fo:margin-top="0.374cm" fo:margin-bottom="0.374cm" fo:line-height="150%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haltsverzeichnis_20_4" style:display-name="Inhaltsverzeichnis 4" style:family="graphic">
      <style:paragraph-properties fo:margin-left="2.644cm" fo:margin-right="0cm" fo:line-height="150%" fo:text-indent="0cm" style:text-autospace="none"/>
      <style:text-properties style:font-name-asian="FreeSans1" style:font-family-asian="FreeSans" style:font-family-generic-asian="swiss"/>
    </style:style>
    <style:style style:name="Verzeichnis" style:family="graphic">
      <style:paragraph-properties fo:line-height="150%" style:text-autospace="none"/>
      <style:text-properties style:font-name-asian="FreeSans1" style:font-family-asian="FreeSans" style:font-family-generic-asian="swiss"/>
    </style:style>
    <style:style style:name="Kopfzeile" style:family="graphic">
      <style:paragraph-properties fo:line-height="150%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ußnote" style:family="graphic">
      <style:paragraph-properties fo:line-height="150%" style:text-autospace="none"/>
      <style:text-properties fo:font-size="10pt" style:font-size-asian="10pt" style:font-size-complex="10pt"/>
    </style:style>
    <style:style style:name="Abbildungsverzeichnis_20_1" style:display-name="Abbildungsverzeichnis 1" style:family="graphic">
      <style:paragraph-properties fo:line-height="150%" style:text-autospace="none"/>
      <style:text-properties style:font-name-asian="FreeSans1" style:font-family-asian="FreeSans" style:font-family-generic-asian="swiss"/>
    </style:style>
    <style:style style:name="Abbildungsverzeichnis_20_Überschrift" style:display-name="Abbildungsverzeichnis Überschrift" style:family="graphic">
      <style:paragraph-properties fo:margin-top="0.746cm" fo:margin-bottom="0.374cm" fo:line-height="150%" style:text-autospace="none"/>
      <style:text-properties style:font-name="Liberation Sans1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Tabelle" style:family="graphic">
      <style:paragraph-properties fo:margin-top="0.374cm" fo:margin-bottom="0.374cm" fo:line-height="150%" fo:text-align="center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Tabellen_20_Überschrift" style:display-name="Tabellen Überschrift" style:family="graphic">
      <style:paragraph-properties fo:line-height="150%" style:text-autospace="none"/>
    </style:style>
    <style:style style:name="Tabellen_20_Inhalt" style:display-name="Tabellen Inhalt" style:family="graphic">
      <style:paragraph-properties fo:line-height="150%" style:text-autospace="none"/>
    </style:style>
    <style:style style:name="Inhaltsverzeichnis_20_3" style:display-name="Inhaltsverzeichnis 3" style:family="graphic">
      <style:paragraph-properties fo:margin-left="1.76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Vorformatierter_20_Text" style:display-name="Vorformatierter Text" style:family="graphic">
      <style:paragraph-properties fo:margin-top="0cm" fo:margin-bottom="0cm" fo:line-height="150%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Rahmeninhalt" style:family="graphic">
      <style:paragraph-properties fo:line-height="150%" style:text-autospace="none"/>
    </style:style>
    <style:style style:name="Abbildung" style:family="graphic">
      <style:paragraph-properties fo:margin-top="0.374cm" fo:margin-bottom="0.374cm" fo:line-height="150%" fo:text-align="center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Fußzeile" style:family="graphic">
      <style:paragraph-properties fo:line-height="150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haltsverzeichnis_20_2" style:display-name="Inhaltsverzeichnis 2" style:family="graphic">
      <style:paragraph-properties fo:margin-left="0.88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1" style:display-name="Inhaltsverzeichnis 1" style:family="graphic">
      <style:paragraph-properties fo:margin-left="0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Zitat" style:family="graphic">
      <style:paragraph-properties fo:margin-left="1.764cm" fo:margin-right="1.764cm" fo:margin-top="0cm" fo:margin-bottom="0.88cm" fo:line-height="150%" fo:text-indent="0cm" style:text-autospace="none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line-height="15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normal" style:font-weight-complex="bold"/>
    </style:style>
    <style:style style:name="Liste" style:family="graphic">
      <style:paragraph-properties fo:margin-top="0cm" fo:margin-bottom="0.529cm" fo:line-height="150%" fo:text-align="justify" style:text-autospace="none"/>
      <style:text-properties fo:language="de" fo:country="DE"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8EE5CA8A.png" xlink:type="simple" xlink:show="embed" xlink:actuate="onLoad"/>
      </draw:frame>
      <draw:frame presentation:style-name="LushGreen-title" draw:layer="backgroundobjects" svg:width="25.2cm" svg:height="2.4cm" svg:x="1.4cm" svg:y="0.799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4:28:01.197485338</meta:creation-date>
    <dc:date>2016-03-23T15:23:28.446777017</dc:date>
    <meta:editing-duration>PT37M56S</meta:editing-duration>
    <meta:editing-cycles>12</meta:editing-cycles>
    <meta:generator>LibreOffice/4.2.8.2$Linux_X86_64 LibreOffice_project/420m0$Build-2</meta:generator>
    <meta:document-statistic meta:object-count="61"/>
  </office:meta>
</office:document-meta>
</file>